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74296240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346cm" svg:height="18.5cm" svg:x="1.154cm" svg:y="1cm">
          <draw:image xlink:href="Pictures/10000000000005A0000003674296240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1:54:48.46</meta:creation-date>
    <dc:date>2010-01-17T12:00:09.66</dc:date>
    <meta:editing-duration>PT00H05M21S</meta:editing-duration>
    <meta:editing-cycles>2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